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6b6a" officeooo:paragraph-rsid="00086b6a"/>
    </style:style>
    <style:style style:name="P2" style:family="paragraph" style:parent-style-name="Text_20_body">
      <style:text-properties officeooo:rsid="00086b6a" officeooo:paragraph-rsid="00086b6a"/>
    </style:style>
    <style:style style:name="P3" style:family="paragraph" style:parent-style-name="Title">
      <style:text-properties officeooo:rsid="00086b6a" officeooo:paragraph-rsid="00086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vacy Statement</text:p>
      <text:h text:style-name="P1" text:outline-level="1">Ipsum</text:h>
      <text:p text:style-name="P2">Ipsum lorem text here</text:p>
      <text:p text:style-name="P2"/>
      <text:h text:style-name="P1" text:outline-level="1">Ipsum</text:h>
      <text:p text:style-name="P2">Ipsum lorem text h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21:51:20.867778584</meta:creation-date>
    <dc:date>2024-02-21T21:56:18.890956296</dc:date>
    <meta:editing-duration>PT4M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2" meta:character-count="69" meta:non-whitespace-character-count="62"/>
  </office:meta>
</office:document-meta>
</file>